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29pt"/>
    </style:style>
    <style:style style:name="co3" style:family="table-column">
      <style:table-column-properties fo:break-before="auto" style:column-width="81.41pt"/>
    </style:style>
    <style:style style:name="co4" style:family="table-column">
      <style:table-column-properties fo:break-before="auto" style:column-width="11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 ADC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RPM_Input</text:p>
          </table:table-cell>
          <table:table-cell office:value-type="string" calcext:value-type="string">
            <text:p>Fehler</text:p>
          </table:table-cell>
          <table:table-cell table:number-columns-repeated="3"/>
          <table:table-cell office:value-type="string" calcext:value-type="string">
            <text:p>Clock</text:p>
          </table:table-cell>
          <table:table-cell table:formula="of:=16*POWER(10;6)/256"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(255/[.$A$10])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formula="of:=10.7843*[.B2]+650" office:value-type="float" office:value="650" calcext:value-type="float">
            <text:p>650</text:p>
          </table:table-cell>
          <table:table-cell table:formula="of:=22+(114-22)/[.$A$10]*[.A2]" office:value-type="float" office:value="22" calcext:value-type="float">
            <text:p>22</text:p>
          </table:table-cell>
          <table:table-cell table:formula="of:=ROUNDUP( [.$M$1]/[.E2])" office:value-type="float" office:value="2841" calcext:value-type="float">
            <text:p>2841</text:p>
          </table:table-cell>
          <table:table-cell table:formula="of:=ROUND([.$M$1]/[.F2]*30)" office:value-type="float" office:value="660" calcext:value-type="float">
            <text:p>660</text:p>
          </table:table-cell>
          <table:table-cell table:formula="of:=[.D2]-[.G2]" office:value-type="float" office:value="-10" calcext:value-type="float">
            <text:p>-10</text:p>
          </table:table-cell>
          <table:table-cell table:number-columns-repeated="3"/>
          <table:table-cell office:value-type="string" calcext:value-type="string">
            <text:p>Cycle</text:p>
          </table:table-cell>
          <table:table-cell table:formula="of:=1/[.M1]"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(255/[.$A$10])" office:value-type="float" office:value="31.875" calcext:value-type="float">
            <text:p>31.875</text:p>
          </table:table-cell>
          <table:table-cell/>
          <table:table-cell table:formula="of:=10.7843*[.B3]+650" office:value-type="float" office:value="993.7495625" calcext:value-type="float">
            <text:p>993.7495625</text:p>
          </table:table-cell>
          <table:table-cell table:formula="of:=22+(114-22)/[.$A$10]*[.A3]" office:value-type="float" office:value="33.5" calcext:value-type="float">
            <text:p>33.5</text:p>
          </table:table-cell>
          <table:table-cell table:formula="of:=ROUNDUP( [.$M$1]/[.E3])" office:value-type="float" office:value="1866" calcext:value-type="float">
            <text:p>1866</text:p>
          </table:table-cell>
          <table:table-cell table:formula="of:=ROUND([.$M$1]/[.F3]*30)" office:value-type="float" office:value="1005" calcext:value-type="float">
            <text:p>1005</text:p>
          </table:table-cell>
          <table:table-cell table:formula="of:=[.D3]-[.G3]" office:value-type="float" office:value="-11.2504375" calcext:value-type="float">
            <text:p>-11.2504375</text:p>
          </table:table-cell>
          <table:table-cell table:number-columns-repeated="4"/>
          <table:table-cell table:formula="of:=[.M1]/30" office:value-type="float" office:value="2083.33333333333" calcext:value-type="float">
            <text:p>2083.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(255/[.$A$10])" office:value-type="float" office:value="63.75" calcext:value-type="float">
            <text:p>63.75</text:p>
          </table:table-cell>
          <table:table-cell/>
          <table:table-cell table:formula="of:=10.7843*[.B4]+650" office:value-type="float" office:value="1337.499125" calcext:value-type="float">
            <text:p>1337.499125</text:p>
          </table:table-cell>
          <table:table-cell table:formula="of:=22+(114-22)/[.$A$10]*[.A4]" office:value-type="float" office:value="45" calcext:value-type="float">
            <text:p>45</text:p>
          </table:table-cell>
          <table:table-cell table:formula="of:=ROUNDUP( [.$M$1]/[.E4])" office:value-type="float" office:value="1389" calcext:value-type="float">
            <text:p>1389</text:p>
          </table:table-cell>
          <table:table-cell table:formula="of:=ROUND([.$M$1]/[.F4]*30)" office:value-type="float" office:value="1350" calcext:value-type="float">
            <text:p>1350</text:p>
          </table:table-cell>
          <table:table-cell table:formula="of:=[.D4]-[.G4]" office:value-type="float" office:value="-12.500875" calcext:value-type="float">
            <text:p>-12.5008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(255/[.$A$10])" office:value-type="float" office:value="95.625" calcext:value-type="float">
            <text:p>95.625</text:p>
          </table:table-cell>
          <table:table-cell/>
          <table:table-cell table:formula="of:=10.7843*[.B5]+650" office:value-type="float" office:value="1681.2486875" calcext:value-type="float">
            <text:p>1681.2486875</text:p>
          </table:table-cell>
          <table:table-cell table:formula="of:=22+(114-22)/[.$A$10]*[.A5]" office:value-type="float" office:value="56.5" calcext:value-type="float">
            <text:p>56.5</text:p>
          </table:table-cell>
          <table:table-cell table:formula="of:=ROUNDUP( [.$M$1]/[.E5])" office:value-type="float" office:value="1107" calcext:value-type="float">
            <text:p>1107</text:p>
          </table:table-cell>
          <table:table-cell table:formula="of:=ROUND([.$M$1]/[.F5]*30)" office:value-type="float" office:value="1694" calcext:value-type="float">
            <text:p>1694</text:p>
          </table:table-cell>
          <table:table-cell table:formula="of:=[.D5]-[.G5]" office:value-type="float" office:value="-12.7513125" calcext:value-type="float">
            <text:p>-12.75131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(255/[.$A$10])" office:value-type="float" office:value="127.5" calcext:value-type="float">
            <text:p>127.5</text:p>
          </table:table-cell>
          <table:table-cell/>
          <table:table-cell table:formula="of:=10.7843*[.B6]+650" office:value-type="float" office:value="2024.99825" calcext:value-type="float">
            <text:p>2024.99825</text:p>
          </table:table-cell>
          <table:table-cell table:formula="of:=22+(114-22)/[.$A$10]*[.A6]" office:value-type="float" office:value="68" calcext:value-type="float">
            <text:p>68</text:p>
          </table:table-cell>
          <table:table-cell table:formula="of:=ROUNDUP( [.$M$1]/[.E6])" office:value-type="float" office:value="920" calcext:value-type="float">
            <text:p>920</text:p>
          </table:table-cell>
          <table:table-cell table:formula="of:=ROUND([.$M$1]/[.F6]*30)" office:value-type="float" office:value="2038" calcext:value-type="float">
            <text:p>2038</text:p>
          </table:table-cell>
          <table:table-cell table:formula="of:=[.D6]-[.G6]" office:value-type="float" office:value="-13.0017499999999" calcext:value-type="float">
            <text:p>-13.001749999999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(255/[.$A$10])" office:value-type="float" office:value="159.375" calcext:value-type="float">
            <text:p>159.375</text:p>
          </table:table-cell>
          <table:table-cell/>
          <table:table-cell table:formula="of:=10.7843*[.B7]+650" office:value-type="float" office:value="2368.7478125" calcext:value-type="float">
            <text:p>2368.7478125</text:p>
          </table:table-cell>
          <table:table-cell table:formula="of:=22+(114-22)/[.$A$10]*[.A7]" office:value-type="float" office:value="79.5" calcext:value-type="float">
            <text:p>79.5</text:p>
          </table:table-cell>
          <table:table-cell table:formula="of:=ROUNDUP( [.$M$1]/[.E7])" office:value-type="float" office:value="787" calcext:value-type="float">
            <text:p>787</text:p>
          </table:table-cell>
          <table:table-cell table:formula="of:=ROUND([.$M$1]/[.F7]*30)" office:value-type="float" office:value="2382" calcext:value-type="float">
            <text:p>2382</text:p>
          </table:table-cell>
          <table:table-cell table:formula="of:=[.D7]-[.G7]" office:value-type="float" office:value="-13.2521875000002" calcext:value-type="float">
            <text:p>-13.25218750000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(255/[.$A$10])" office:value-type="float" office:value="191.25" calcext:value-type="float">
            <text:p>191.25</text:p>
          </table:table-cell>
          <table:table-cell/>
          <table:table-cell table:formula="of:=10.7843*[.B8]+650" office:value-type="float" office:value="2712.497375" calcext:value-type="float">
            <text:p>2712.497375</text:p>
          </table:table-cell>
          <table:table-cell table:formula="of:=22+(114-22)/[.$A$10]*[.A8]" office:value-type="float" office:value="91" calcext:value-type="float">
            <text:p>91</text:p>
          </table:table-cell>
          <table:table-cell table:formula="of:=ROUNDUP( [.$M$1]/[.E8])" office:value-type="float" office:value="687" calcext:value-type="float">
            <text:p>687</text:p>
          </table:table-cell>
          <table:table-cell table:formula="of:=ROUND([.$M$1]/[.F8]*30)" office:value-type="float" office:value="2729" calcext:value-type="float">
            <text:p>2729</text:p>
          </table:table-cell>
          <table:table-cell table:formula="of:=[.D8]-[.G8]" office:value-type="float" office:value="-16.5026250000001" calcext:value-type="float">
            <text:p>-16.50262500000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(255/[.$A$10])" office:value-type="float" office:value="223.125" calcext:value-type="float">
            <text:p>223.125</text:p>
          </table:table-cell>
          <table:table-cell/>
          <table:table-cell table:formula="of:=10.7843*[.B9]+650" office:value-type="float" office:value="3056.2469375" calcext:value-type="float">
            <text:p>3056.2469375</text:p>
          </table:table-cell>
          <table:table-cell table:formula="of:=22+(114-22)/[.$A$10]*[.A9]" office:value-type="float" office:value="102.5" calcext:value-type="float">
            <text:p>102.5</text:p>
          </table:table-cell>
          <table:table-cell table:formula="of:=ROUNDUP( [.$M$1]/[.E9])" office:value-type="float" office:value="610" calcext:value-type="float">
            <text:p>610</text:p>
          </table:table-cell>
          <table:table-cell table:formula="of:=ROUND([.$M$1]/[.F9]*30)" office:value-type="float" office:value="3074" calcext:value-type="float">
            <text:p>3074</text:p>
          </table:table-cell>
          <table:table-cell table:formula="of:=[.D9]-[.G9]" office:value-type="float" office:value="-17.7530624999999" calcext:value-type="float">
            <text:p>-17.75306249999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(255/[.$A$10])" office:value-type="float" office:value="255" calcext:value-type="float">
            <text:p>255</text:p>
          </table:table-cell>
          <table:table-cell office:value-type="float" office:value="3400" calcext:value-type="float">
            <text:p>3400</text:p>
          </table:table-cell>
          <table:table-cell table:formula="of:=10.7843*[.B10]+650" office:value-type="float" office:value="3399.9965" calcext:value-type="float">
            <text:p>3399.9965</text:p>
          </table:table-cell>
          <table:table-cell table:formula="of:=22+(114-22)/[.$A$10]*[.A10]" office:value-type="float" office:value="114" calcext:value-type="float">
            <text:p>114</text:p>
          </table:table-cell>
          <table:table-cell table:formula="of:=ROUNDUP( [.$M$1]/[.E10])" office:value-type="float" office:value="549" calcext:value-type="float">
            <text:p>549</text:p>
          </table:table-cell>
          <table:table-cell table:formula="of:=ROUND([.$M$1]/[.F10]*30)" office:value-type="float" office:value="3415" calcext:value-type="float">
            <text:p>3415</text:p>
          </table:table-cell>
          <table:table-cell table:formula="of:=[.D10]-[.G10]" office:value-type="float" office:value="-15.0034999999998" calcext:value-type="float">
            <text:p>-15.003499999999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table:formula="of:=ROUNDUP( [.$M$1]/[.E11])" office:value-type="float" office:value="564" calcext:value-type="float">
            <text:p>564</text:p>
          </table:table-cell>
          <table:table-cell table:formula="of:=ROUND([.$M$1]/[.F11]*30)" office:value-type="float" office:value="3324" calcext:value-type="float">
            <text:p>33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4:53:29.389192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4:53:29.686864495</meta:creation-date>
    <meta:editing-duration>PT1H27M17S</meta:editing-duration>
    <meta:editing-cycles>3</meta:editing-cycles>
    <meta:generator>LibreOffice/5.2.6.2$Linux_X86_64 LibreOffice_project/20m0$Build-2</meta:generator>
    <dc:date>2017-04-13T18:31:27.600925998</dc:date>
    <meta:document-statistic meta:table-count="1" meta:cell-count="81" meta:object-count="0"/>
  </office:meta>
</office:document-meta>
</file>